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991" officeooo:paragraph-rsid="00042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first ex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0:34:24.851000000</meta:creation-date>
    <dc:date>2023-10-31T10:34:40.491000000</dc:date>
    <meta:editing-duration>PT1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5.0.3$Windows_X86_64 LibreOffice_project/c21113d003cd3efa8c53188764377a8272d9d6de</meta:generator>
  </office:meta>
</office:document-meta>
</file>